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8c7cb" officeooo:paragraph-rsid="0018c7cb"/>
    </style:style>
    <style:style style:name="P2" style:family="paragraph" style:parent-style-name="Standard">
      <style:text-properties officeooo:rsid="001ad617" officeooo:paragraph-rsid="001ad617"/>
    </style:style>
    <style:style style:name="P3" style:family="paragraph" style:parent-style-name="Standard">
      <style:text-properties officeooo:rsid="001ad617" officeooo:paragraph-rsid="001ad617"/>
    </style:style>
    <style:style style:name="P4" style:family="paragraph" style:parent-style-name="Standard">
      <style:text-properties officeooo:rsid="001cf7a4" officeooo:paragraph-rsid="001cf7a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OOKSHOP GAME</text:p>
      <text:p text:style-name="P1"/>
      <text:p text:style-name="P1">-manning the counter as customers wander in and make a mess of things, selling books and tidying up after them</text:p>
      <text:p text:style-name="P1">-taking book deliveries and organising them</text:p>
      <text:p text:style-name="P1">-dealing with ~authors~</text:p>
      <text:p text:style-name="P1"/>
      <text:p text:style-name="P2">Options for book ordering:</text:p>
      <text:p text:style-name="P2">-order a book and it arrives later and you have to shelf it</text:p>
      <text:p text:style-name="P2">-order a book and it arrives right away automatically</text:p>
      <text:p text:style-name="P2"/>
      <text:p text:style-name="P4">VARIABLES</text:p>
      <text:p text:style-name="P4"/>
      <text:p text:style-name="P4">News events happen intermittently and pop up on a ticker</text:p>
      <text:p text:style-name="P4">When an event happens it increases demand for books with matching tags, like [politics-left] [technology] [sports] and you’ll sell far more of those books</text:p>
      <text:p text:style-name="P4">You need to decide how many of a book to buy based on the significance of the event</text:p>
      <text:p text:style-name="P4">If you’re left with stock you can’t sell, it costs money to get rid of them to free up space for more book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all Slater</meta:initial-creator>
    <meta:creation-date>2018-05-28T10:37:56.632000000</meta:creation-date>
    <meta:generator>LibreOffice/5.4.6.2$Windows_X86_64 LibreOffice_project/4014ce260a04f1026ba855d3b8d91541c224eab8</meta:generator>
    <dc:date>2018-06-08T19:16:49.575000000</dc:date>
    <meta:editing-duration>PT1H24M22S</meta:editing-duration>
    <meta:editing-cycles>3</meta:editing-cycles>
    <meta:document-statistic meta:table-count="0" meta:image-count="0" meta:object-count="0" meta:page-count="1" meta:paragraph-count="12" meta:word-count="133" meta:character-count="736" meta:non-whitespace-character-count="615"/>
  </office:meta>
</office:document-meta>
</file>